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svg:stroke-color="#1c1c1c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none" svg:stroke-width="0cm" svg:stroke-color="#1c1c1c" draw:fill="none" draw:textarea-vertical-align="top" draw:auto-grow-height="tru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svg:stroke-color="#1c1c1c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53cm" svg:stroke-color="#1c1c1c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svg:stroke-color="#1c1c1c" draw:fill="none" draw:textarea-vertical-align="top" draw:auto-grow-height="tru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53cm" svg:stroke-color="#1c1c1c" draw:stroke-linejoin="round" draw:fill="none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1c1c1c" draw:fill="hatch" draw:fill-color="#ffffff" draw:fill-hatch-name="Black_20_90_20_Degrees" draw:fill-hatch-solid="true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c1c1c" draw:fill="hatch" draw:fill-color="#ffffff" draw:fill-hatch-name="Black_20_45_20_Degrees" draw:fill-hatch-solid="true" draw:textarea-vertical-align="middle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text-properties fo:color="#000000" fo:font-size="18pt"/>
    </style:style>
    <style:style style:name="P2" style:family="paragraph">
      <style:paragraph-properties style:font-independent-line-spacing="true"/>
      <style:text-properties fo:color="#000000"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style:font-independent-line-spacing="true"/>
      <style:text-properties fo:font-size="18pt"/>
    </style:style>
    <style:style style:name="T1" style:family="text">
      <style:text-properties style:text-line-through-style="none" fo:font-family="'Helvetica LT Std Light'" fo:font-size="15pt" fo:letter-spacing="normal" fo:font-style="normal" style:text-underline-style="none" fo:font-weight="normal" style:font-size-asian="15pt" style:font-style-asian="normal" style:font-weight-asian="normal" style:font-family-complex="'Helvetica LT Std Light'" style:font-size-complex="15pt" style:font-style-complex="normal" style:font-weight-complex="normal"/>
    </style:style>
    <style:style style:name="T2" style:family="text">
      <style:text-properties style:text-line-through-style="none" fo:font-family="'Courier New'" fo:font-size="15pt" fo:letter-spacing="normal" fo:font-style="normal" style:text-underline-style="none" fo:font-weight="normal" style:font-size-asian="15pt" style:font-style-asian="normal" style:font-weight-asian="normal" style:font-family-complex="'Courier New'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c4b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 draw:name="Group 69">
          <draw:custom-shape draw:name="Rectangle 70" draw:style-name="gr1" draw:text-style-name="P2" draw:layer="layout" svg:width="4.274cm" svg:height="0.885cm" svg:x="1.106cm" svg:y="4.982cm">
            <text:p text:style-name="P1"><text:span text:style-name="T1">Logical volumes</text:span></text:p>
            <draw:enhanced-geometry svg:viewBox="0 0 21600 21600" draw:type="rectangle" draw:enhanced-path="M 0 0 L 21600 0 21600 21600 0 21600 0 0 Z N"/>
          </draw:custom-shape>
          <draw:custom-shape draw:name="Rectangle 71" draw:style-name="gr2" draw:text-style-name="P2" draw:layer="layout" svg:width="3.423cm" svg:height="0.885cm" svg:x="7.088cm" svg:y="4.982cm">
            <text:p text:style-name="P1"><text:span text:style-name="T1">Physical disk</text:span></text:p>
            <draw:enhanced-geometry svg:viewBox="0 0 21600 21600" draw:type="rectangle" draw:enhanced-path="M 0 0 L 21600 0 21600 21600 0 21600 0 0 Z N"/>
          </draw:custom-shape>
          <draw:custom-shape draw:name="Rectangle 72" draw:style-name="gr3" draw:text-style-name="P2" draw:layer="layout" svg:width="1.137cm" svg:height="0.885cm" svg:x="-0.016cm" svg:y="0.222cm">
            <text:p text:style-name="P1"><text:span text:style-name="T2">A </text:span></text:p>
            <draw:enhanced-geometry svg:viewBox="0 0 21600 21600" draw:type="rectangle" draw:enhanced-path="M 0 0 L 21600 0 21600 21600 0 21600 0 0 Z N"/>
          </draw:custom-shape>
          <draw:connector draw:name="Straight Arrow Connector 73" draw:style-name="gr4" draw:text-style-name="P3" draw:layer="layout" svg:x1="0.808cm" svg:y1="0.712cm" svg:x2="1.765cm" svg:y2="0.719cm" svg:d="m808 712h479v7h478">
            <text:p/>
          </draw:connector>
          <draw:custom-shape draw:name="Rectangle 74" draw:style-name="gr5" draw:text-style-name="P2" draw:layer="layout" svg:width="1.137cm" svg:height="0.885cm" svg:x="11.487cm" svg:y="0.563cm">
            <text:p text:style-name="P1"><text:span text:style-name="T2">A0</text:span></text:p>
            <draw:enhanced-geometry svg:viewBox="0 0 21600 21600" draw:type="rectangle" draw:enhanced-path="M 0 0 L 21600 0 21600 21600 0 21600 0 0 Z N"/>
          </draw:custom-shape>
          <draw:connector draw:name="Straight Arrow Connector 75" draw:style-name="gr4" draw:text-style-name="P3" draw:layer="layout" svg:x1="11.628cm" svg:y1="1.084cm" svg:x2="10.778cm" svg:y2="1.08cm" svg:d="m11628 1084h-425v-4h-425">
            <text:p/>
          </draw:connector>
          <draw:connector draw:name="Straight Arrow Connector 76" draw:style-name="gr4" draw:text-style-name="P3" draw:layer="layout" svg:x1="4.408cm" svg:y1="0.949cm" svg:x2="6.783cm" svg:y2="1.349cm" svg:d="m4408 949h1188v400h1187">
            <text:p/>
          </draw:connector>
          <draw:connector draw:name="Straight Arrow Connector 77" draw:style-name="gr4" draw:text-style-name="P3" draw:layer="layout" svg:x1="4.408cm" svg:y1="2.555cm" svg:x2="6.783cm" svg:y2="2.542cm" svg:d="m4408 2555h1188v-13h1187">
            <text:p/>
          </draw:connector>
          <draw:g draw:name="Group 78">
            <draw:custom-shape draw:name="Left Bracket 87" draw:style-name="gr6" draw:text-style-name="P4" draw:layer="layout" svg:width="0.313cm" svg:height="3.544cm" svg:x="10.36cm" svg:y="0.767cm">
              <text:p/>
              <draw:enhanced-geometry svg:viewBox="0 0 21600 21600" draw:glue-points="21600 0 0 10800 21600 21600" draw:text-areas="6350 ?f3 21600 ?f4" draw:mirror-horizontal="true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name="Magnetic Disk 88" draw:style-name="gr7" draw:text-style-name="P4" draw:layer="layout" svg:width="3.454cm" svg:height="1.605cm" svg:x="6.783cm" svg:y="2.932cm">
              <text:p/>
              <draw:enhanced-geometry svg:viewBox="0 0 21600 21600" draw:glue-points="10800 6800 10800 0 0 10800 10800 21600 21600 10800" draw:text-areas="0 6800 21600 18200" draw:mirror-horizontal="true" draw:type="flowchart-magnetic-disk" draw:enhanced-path="M 0 3400 Y 10800 0 21600 3400 L 21600 18200 Y 10800 21600 0 18200 Z N M 0 3400 Y 10800 6800 21600 3400 N"/>
            </draw:custom-shape>
            <draw:custom-shape draw:name="Magnetic Disk 89" draw:style-name="gr8" draw:text-style-name="P4" draw:layer="layout" svg:width="3.454cm" svg:height="1.605cm" svg:x="6.783cm" svg:y="1.739cm">
              <text:p/>
              <draw:enhanced-geometry svg:viewBox="0 0 21600 21600" draw:glue-points="10800 6800 10800 0 0 10800 10800 21600 21600 10800" draw:text-areas="0 6800 21600 18200" draw:mirror-horizontal="true" draw:type="flowchart-magnetic-disk" draw:enhanced-path="M 0 3400 Y 10800 0 21600 3400 L 21600 18200 Y 10800 21600 0 18200 Z N M 0 3400 Y 10800 6800 21600 3400 N"/>
            </draw:custom-shape>
            <draw:custom-shape draw:name="Magnetic Disk 90" draw:style-name="gr8" draw:text-style-name="P4" draw:layer="layout" svg:width="3.454cm" svg:height="1.605cm" svg:x="6.783cm" svg:y="0.547cm">
              <text:p/>
              <draw:enhanced-geometry svg:viewBox="0 0 21600 21600" draw:glue-points="10800 6800 10800 0 0 10800 10800 21600 21600 10800" draw:text-areas="0 6800 21600 18200" draw:mirror-horizontal="true" draw:type="flowchart-magnetic-disk" draw:enhanced-path="M 0 3400 Y 10800 0 21600 3400 L 21600 18200 Y 10800 21600 0 18200 Z N M 0 3400 Y 10800 6800 21600 3400 N"/>
            </draw:custom-shape>
          </draw:g>
          <draw:connector draw:name="Straight Arrow Connector 79" draw:style-name="gr4" draw:text-style-name="P3" draw:layer="layout" svg:x1="4.408cm" svg:y1="4.162cm" svg:x2="6.783cm" svg:y2="3.734cm" svg:d="m4408 4162h1188v-428h1187">
            <text:p/>
          </draw:connector>
          <draw:g draw:name="Group 80">
            <draw:custom-shape draw:name="Left Bracket 81" draw:style-name="gr6" draw:text-style-name="P4" draw:layer="layout" svg:width="0.298cm" svg:height="1.086cm" svg:x="1.87cm" svg:y="0.429cm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name="Magnetic Disk 82" draw:style-name="gr8" draw:text-style-name="P4" draw:layer="layout" svg:width="2.141cm" svg:height="1.504cm" svg:x="2.264cm" svg:y="0.197cm">
              <text:p/>
              <draw:enhanced-geometry svg:viewBox="0 0 21600 21600" draw:glue-points="10800 6800 10800 0 0 10800 10800 21600 21600 10800" draw:text-areas="0 6800 21600 18200" draw:mirror-horizontal="true" draw:type="flowchart-magnetic-disk" draw:enhanced-path="M 0 3400 Y 10800 0 21600 3400 L 21600 18200 Y 10800 21600 0 18200 Z N M 0 3400 Y 10800 6800 21600 3400 N"/>
            </draw:custom-shape>
            <draw:custom-shape draw:name="Magnetic Disk 83" draw:style-name="gr8" draw:text-style-name="P4" draw:layer="layout" svg:width="2.141cm" svg:height="1.504cm" svg:x="2.264cm" svg:y="1.803cm">
              <text:p/>
              <draw:enhanced-geometry svg:viewBox="0 0 21600 21600" draw:glue-points="10800 6800 10800 0 0 10800 10800 21600 21600 10800" draw:text-areas="0 6800 21600 18200" draw:mirror-horizontal="true" draw:type="flowchart-magnetic-disk" draw:enhanced-path="M 0 3400 Y 10800 0 21600 3400 L 21600 18200 Y 10800 21600 0 18200 Z N M 0 3400 Y 10800 6800 21600 3400 N"/>
            </draw:custom-shape>
            <draw:custom-shape draw:name="Magnetic Disk 84" draw:style-name="gr7" draw:text-style-name="P4" draw:layer="layout" svg:width="2.141cm" svg:height="1.504cm" svg:x="2.264cm" svg:y="3.41cm">
              <text:p/>
              <draw:enhanced-geometry svg:viewBox="0 0 21600 21600" draw:glue-points="10800 6800 10800 0 0 10800 10800 21600 21600 10800" draw:text-areas="0 6800 21600 18200" draw:mirror-horizontal="true" draw:type="flowchart-magnetic-disk" draw:enhanced-path="M 0 3400 Y 10800 0 21600 3400 L 21600 18200 Y 10800 21600 0 18200 Z N M 0 3400 Y 10800 6800 21600 3400 N"/>
            </draw:custom-shape>
            <draw:custom-shape draw:name="Left Bracket 85" draw:style-name="gr6" draw:text-style-name="P4" draw:layer="layout" svg:width="0.298cm" svg:height="1.086cm" svg:x="1.87cm" svg:y="2.041cm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name="Left Bracket 86" draw:style-name="gr6" draw:text-style-name="P4" draw:layer="layout" svg:width="0.298cm" svg:height="1.086cm" svg:x="1.87cm" svg:y="3.616cm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</draw:g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13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3pt" style:language-asian="en" style:country-asian="US" style:font-style-asian="normal" style:font-weight-asian="normal" style:font-family-complex="'Lucida Sans'" style:font-family-generic-complex="system" style:font-pitch-complex="variable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7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7pt" style:language-asian="en" style:country-asian="US" style:font-style-asian="normal" style:font-weight-asian="normal" style:font-family-complex="'Lucida Sans'" style:font-family-generic-complex="system" style:font-pitch-complex="variable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6.0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4.022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2.962cm" svg:height="0.323cm" svg:x="0.635cm" svg:y="5.648cm" presentation:class="date-time" presentation:user-transformed="true">
        <draw:text-box>
          <text:p text:style-name="MP3"><text:span text:style-name="MT1"><text:date style:data-style-name="D1" text:date-value="2015-04-26">4/26/15</text:date></text:span></text:p>
        </draw:text-box>
      </draw:frame>
      <draw:frame draw:name="Footer Placeholder 2" presentation:style-name="Mpr1" draw:text-style-name="MP5" draw:layer="backgroundobjects" svg:width="4.021cm" svg:height="0.323cm" svg:x="4.339cm" svg:y="5.648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2.962cm" svg:height="0.323cm" svg:x="9.102cm" svg:y="5.648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-title" draw:layer="backgroundobjects" svg:width="11.429cm" svg:height="1.016cm" svg:x="0.635cm" svg:y="0.243cm" presentation:class="title" presentation:placeholder="true">
        <draw:text-box/>
      </draw:frame>
      <draw:frame presentation:style-name="Default-outline1" draw:layer="backgroundobjects" svg:width="11.429cm" svg:height="4.021cm" svg:x="0.635cm" svg:y="1.42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4-26T13:05:15</dc:date>
    <dc:creator>Peter Desnoyers</dc:creator>
    <meta:document-statistic meta:object-count="45"/>
    <meta:generator>OpenOffice/4.0.1$Unix OpenOffice.org_project/401m5$Build-9714</meta:generator>
  </office:meta>
</office:document-meta>
</file>